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7pt" fo:font-weight="normal" officeooo:rsid="000ef46d" officeooo:paragraph-rsid="001c870c" style:font-size-asian="17pt" style:font-weight-asian="normal" style:font-size-complex="17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1c870c" style:font-size-asian="12pt" style:font-weight-asian="normal" style:font-size-complex="1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0915d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0915d" style:font-size-asian="32pt" style:font-size-complex="32pt"/>
    </style:style>
    <style:style style:name="T5" style:family="text">
      <style:text-properties fo:font-size="32pt" officeooo:rsid="001c870c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odelo Exclusivo</text:span><text:tab/><text:tab/>Léa Mendonça<text:tab/><text:span text:style-name="T4">[ </text:span><text:span text:style-name="T5">37</text:span><text:span text:style-name="T4"> ]</text:span></text:p>
      <text:p text:style-name="P1">O lugar que deus reservou para você é lugar de honra</text:p>
      <text:p text:style-name="P1">Então não queira estar onde deus não quer te levar</text:p>
      <text:p text:style-name="P1">A bênção que ele preparou é a melhor</text:p>
      <text:p text:style-name="P1">Então não queira ter o que deus não quer te dar</text:p>
      <text:p text:style-name="P1">Não queira ser mais um na multidão</text:p>
      <text:p text:style-name="P1">Porque deus tem pra você um modelo especial</text:p>
      <text:p text:style-name="P1"/>
      <text:p text:style-name="P1">*** Suba pro monte, suba agora suba</text:p>
      <text:p text:style-name="P1">E só desça quando ele mandar</text:p>
      <text:p text:style-name="P1">Há um modelo exclusivo pra você</text:p>
      <text:p text:style-name="P1">Suba pro monte, suba agora</text:p>
      <text:p text:style-name="P1">Suba e só desça quando ele mandar</text:p>
      <text:p text:style-name="P1">Há um modelo exclusivo pra você</text:p>
      <text:p text:style-name="P1"/>
      <text:p text:style-name="P1">Deus mandou moisés subir ao monte e ficar lá</text:p>
      <text:p text:style-name="P1">Ele subiu,entrou na nuvem de deus</text:p>
      <text:p text:style-name="P1">E de descer quase se esqueceu</text:p>
      <text:p text:style-name="P1">Um modelo de adoração deus o entregou</text:p>
      <text:p text:style-name="P1">Nenhum dos povos pagãos</text:p>
      <text:p text:style-name="P1">Tinha um modelo igual ao seu</text:p>
      <text:p text:style-name="P1"/>
      <text:p text:style-name="P1">De batalha, de vitória; De adoração e de fé</text:p>
      <text:p text:style-name="P1">De santidade, de justiça; De misericórdia e paz</text:p>
      <text:p text:style-name="P1">De ministério, de família, Modelo de conquista e temor</text:p>
      <text:p text:style-name="P1">De alegria, mordomia; Modelo de unção e amor</text:p>
      <text:p text:style-name="P1"/>
      <text:p text:style-name="P1">Suba pro monte, suba agora suba</text:p>
      <text:p text:style-name="P1">E só desça quando ele mandar</text:p>
      <text:p text:style-name="P1">Há um modelo exclusivo pra você</text:p>
      <text:p text:style-name="P1">Suba pro monte, suba agora suba</text:p>
      <text:p text:style-name="P1">E só desça quando ele mandar</text:p>
      <text:p text:style-name="P1">Há um modelo exclusivo pra você</text:p>
      <text:p text:style-name="P1">Há um modelo exclusivo pra você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20:44.017467129</dc:date>
    <meta:editing-duration>PT23M45S</meta:editing-duration>
    <meta:editing-cycles>15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0" meta:word-count="213" meta:character-count="1076" meta:non-whitespace-character-count="892"/>
  </office:meta>
</office:document-meta>
</file>